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715in" style:rel-column-width="1975*"/>
    </style:style>
    <style:style style:name="Table2.B" style:family="table-column">
      <style:table-column-properties style:column-width="2.5in" style:rel-column-width="3600*"/>
    </style:style>
    <style:style style:name="Table2.C" style:family="table-column">
      <style:table-column-properties style:column-width="2.8215in" style:rel-column-width="406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febc"/>
    </style:style>
    <style:style style:name="P3" style:family="paragraph" style:parent-style-name="Standard">
      <style:paragraph-properties fo:text-align="justify" style:justify-single-word="false"/>
      <style:text-properties officeooo:paragraph-rsid="001fc228"/>
    </style:style>
    <style:style style:name="P4" style:family="paragraph" style:parent-style-name="Standard">
      <style:paragraph-properties fo:text-align="justify" style:justify-single-word="false"/>
      <style:text-properties officeooo:paragraph-rsid="0020c29f"/>
    </style:style>
    <style:style style:name="P5" style:family="paragraph" style:parent-style-name="Standard">
      <style:paragraph-properties fo:text-align="justify" style:justify-single-word="false"/>
      <style:text-properties officeooo:paragraph-rsid="0022123b"/>
    </style:style>
    <style:style style:name="P6" style:family="paragraph" style:parent-style-name="Standard">
      <style:paragraph-properties fo:text-align="justify" style:justify-single-word="false"/>
      <style:text-properties officeooo:paragraph-rsid="0022b1d6"/>
    </style:style>
    <style:style style:name="P7" style:family="paragraph" style:parent-style-name="Standard">
      <style:paragraph-properties fo:text-align="justify" style:justify-single-word="false"/>
      <style:text-properties officeooo:paragraph-rsid="00283a55"/>
    </style:style>
    <style:style style:name="P8" style:family="paragraph" style:parent-style-name="Standard">
      <style:paragraph-properties fo:text-align="justify" style:justify-single-word="false"/>
      <style:text-properties officeooo:paragraph-rsid="0028c427"/>
    </style:style>
    <style:style style:name="P9" style:family="paragraph" style:parent-style-name="Standard">
      <style:paragraph-properties fo:text-align="justify" style:justify-single-word="false"/>
      <style:text-properties officeooo:paragraph-rsid="002a85e3"/>
    </style:style>
    <style:style style:name="P10" style:family="paragraph" style:parent-style-name="Standard">
      <style:paragraph-properties fo:text-align="justify" style:justify-single-word="false"/>
      <style:text-properties officeooo:paragraph-rsid="002ae874"/>
    </style:style>
    <style:style style:name="P11" style:family="paragraph" style:parent-style-name="Standard">
      <style:paragraph-properties fo:text-align="justify" style:justify-single-word="false"/>
      <style:text-properties officeooo:paragraph-rsid="002ccecc"/>
    </style:style>
    <style:style style:name="P12" style:family="paragraph" style:parent-style-name="Standard">
      <style:paragraph-properties fo:text-align="justify" style:justify-single-word="false"/>
      <style:text-properties officeooo:paragraph-rsid="002d5769"/>
    </style:style>
    <style:style style:name="P13" style:family="paragraph" style:parent-style-name="Standard">
      <style:paragraph-properties fo:text-align="justify" style:justify-single-word="false"/>
      <style:text-properties officeooo:paragraph-rsid="002da68c"/>
    </style:style>
    <style:style style:name="P14" style:family="paragraph" style:parent-style-name="Standard">
      <style:paragraph-properties fo:text-align="center" style:justify-single-word="false"/>
      <style:text-properties fo:color="#c9211e"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officeooo:rsid="0022b1d6" officeooo:paragraph-rsid="0022b1d6"/>
    </style:style>
    <style:style style:name="P16"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7" style:family="paragraph" style:parent-style-name="Standard">
      <style:paragraph-properties fo:text-align="center" style:justify-single-word="false"/>
      <style:text-properties fo:color="#ff0000" fo:font-size="15pt" fo:font-weight="bold" officeooo:paragraph-rsid="00280380"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ff0000" style:text-underline-style="none" officeooo:paragraph-rsid="002ccecc"/>
    </style:style>
    <style:style style:name="P1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justify" style:justify-single-word="false"/>
      <style:text-properties officeooo:rsid="002a85e3" officeooo:paragraph-rsid="002a85e3"/>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text-properties officeooo:rsid="002eecf0" officeooo:paragraph-rsid="002eecf0"/>
    </style:style>
    <style:style style:name="P23" style:family="paragraph" style:parent-style-name="Table_20_Contents">
      <style:paragraph-properties fo:margin-left="0.4925in" fo:margin-right="0in" fo:text-align="center" style:justify-single-word="false" fo:text-indent="0in" style:auto-text-indent="false" style:writing-mode="rl-tb"/>
      <style:text-properties officeooo:rsid="002eecf0" officeooo:paragraph-rsid="002eecf0"/>
    </style:style>
    <style:style style:name="P24" style:family="paragraph" style:parent-style-name="Preformatted_20_Text">
      <style:paragraph-properties fo:margin-left="0.3937in" fo:margin-right="0.3937in" fo:margin-top="0in" fo:margin-bottom="0.1965in" loext:contextual-spacing="false" fo:text-indent="0in" style:auto-text-indent="false"/>
      <style:text-properties fo:color="#000000" style:font-name="Liberation Serif" fo:font-size="12pt"/>
    </style:style>
    <style:style style:name="P25" style:family="paragraph" style:parent-style-name="Standard">
      <style:paragraph-properties fo:text-align="justify" style:justify-single-word="false"/>
      <style:text-properties fo:color="#0000ff" officeooo:rsid="0022123b" officeooo:paragraph-rsid="0022123b"/>
    </style:style>
    <style:style style:name="P26" style:family="paragraph" style:parent-style-name="Standard">
      <style:paragraph-properties fo:text-align="justify" style:justify-single-word="false"/>
      <style:text-properties fo:color="#0000ff" officeooo:rsid="0022123b" officeooo:paragraph-rsid="0022b1d6"/>
    </style:style>
    <style:style style:name="P27" style:family="paragraph" style:parent-style-name="Standard">
      <style:paragraph-properties fo:text-align="justify" style:justify-single-word="false"/>
      <style:text-properties fo:color="#000000" officeooo:rsid="002ae874" officeooo:paragraph-rsid="002ae874"/>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officeooo:paragraph-rsid="002ae874"/>
    </style:style>
    <style:style style:name="P3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officeooo:rsid="002eecf0" officeooo:paragraph-rsid="002eecf0"/>
    </style:style>
    <style:style style:name="P32" style:family="paragraph" style:parent-style-name="Table_20_Contents">
      <style:paragraph-properties fo:text-align="center" style:justify-single-word="false"/>
      <style:text-properties officeooo:rsid="00307a2d" officeooo:paragraph-rsid="00307a2d"/>
    </style:style>
    <style:style style:name="P33" style:family="paragraph" style:parent-style-name="Table_20_Contents">
      <style:paragraph-properties fo:text-align="center" style:justify-single-word="false"/>
      <style:text-properties officeooo:paragraph-rsid="00307a2d"/>
    </style:style>
    <style:style style:name="P34" style:family="paragraph" style:parent-style-name="Table_20_Contents">
      <style:paragraph-properties fo:text-align="center" style:justify-single-word="false"/>
      <style:text-properties fo:color="#c9211e" officeooo:rsid="00307a2d" officeooo:paragraph-rsid="00307a2d"/>
    </style:style>
    <style:style style:name="P35" style:family="paragraph" style:parent-style-name="Text_20_body">
      <style:text-properties fo:color="#000000" fo:font-size="12pt" fo:font-weight="bold"/>
    </style:style>
    <style:style style:name="P36" style:family="paragraph" style:parent-style-name="Text_20_body">
      <style:paragraph-properties fo:text-align="justify" style:justify-single-word="false"/>
      <style:text-properties fo:color="#000000" fo:font-size="12pt" fo:font-weight="bold"/>
    </style:style>
    <style:style style:name="T1" style:family="text">
      <style:text-properties officeooo:rsid="001af799"/>
    </style:style>
    <style:style style:name="T2" style:family="text">
      <style:text-properties fo:color="#ff0000"/>
    </style:style>
    <style:style style:name="T3" style:family="text">
      <style:text-properties fo:color="#ff0000" officeooo:rsid="001af799"/>
    </style:style>
    <style:style style:name="T4" style:family="text">
      <style:text-properties fo:color="#ff0000" officeooo:rsid="0028c427"/>
    </style:style>
    <style:style style:name="T5" style:family="text">
      <style:text-properties fo:color="#ff0000" officeooo:rsid="002ccecc"/>
    </style:style>
    <style:style style:name="T6" style:family="text">
      <style:text-properties officeooo:rsid="001afebc"/>
    </style:style>
    <style:style style:name="T7" style:family="text">
      <style:text-properties officeooo:rsid="001e81ae"/>
    </style:style>
    <style:style style:name="T8" style:family="text">
      <style:text-properties officeooo:rsid="001fc228"/>
    </style:style>
    <style:style style:name="T9" style:family="text">
      <style:text-properties fo:color="#c9211e"/>
    </style:style>
    <style:style style:name="T10" style:family="text">
      <style:text-properties fo:color="#c9211e" officeooo:rsid="00307a2d"/>
    </style:style>
    <style:style style:name="T11" style:family="text">
      <style:text-properties officeooo:rsid="0020c29f"/>
    </style:style>
    <style:style style:name="T12" style:family="text">
      <style:text-properties fo:color="#0000ff"/>
    </style:style>
    <style:style style:name="T13" style:family="text">
      <style:text-properties fo:color="#0000ff" officeooo:rsid="0022123b"/>
    </style:style>
    <style:style style:name="T14" style:family="text">
      <style:text-properties fo:color="#0000ff" officeooo:rsid="0020c29f"/>
    </style:style>
    <style:style style:name="T15" style:family="text">
      <style:text-properties fo:color="#0000ff" officeooo:rsid="0022b1d6"/>
    </style:style>
    <style:style style:name="T16" style:family="text">
      <style:text-properties fo:color="#0000ff" officeooo:rsid="0028c427"/>
    </style:style>
    <style:style style:name="T17" style:family="text">
      <style:text-properties fo:color="#0000ff" officeooo:rsid="002a85e3"/>
    </style:style>
    <style:style style:name="T18" style:family="text">
      <style:text-properties officeooo:rsid="0022123b"/>
    </style:style>
    <style:style style:name="T19" style:family="text">
      <style:text-properties fo:color="#000000" officeooo:rsid="0022123b"/>
    </style:style>
    <style:style style:name="T20" style:family="text">
      <style:text-properties officeooo:rsid="0023db7f"/>
    </style:style>
    <style:style style:name="T21" style:family="text">
      <style:text-properties officeooo:rsid="00283a55"/>
    </style:style>
    <style:style style:name="T22" style:family="text">
      <style:text-properties officeooo:rsid="0028c427"/>
    </style:style>
    <style:style style:name="T23" style:family="text">
      <style:text-properties officeooo:rsid="002a85e3"/>
    </style:style>
    <style:style style:name="T24" style:family="text">
      <style:text-properties officeooo:rsid="002ae874"/>
    </style:style>
    <style:style style:name="T25" style:family="text">
      <style:text-properties style:text-underline-style="solid" style:text-underline-width="auto" style:text-underline-color="font-color"/>
    </style:style>
    <style:style style:name="T26" style:family="text">
      <style:text-properties officeooo:rsid="002ccecc"/>
    </style:style>
    <style:style style:name="T27" style:family="text">
      <style:text-properties officeooo:rsid="00307a2d"/>
    </style:style>
    <style:style style:name="T28" style:family="text">
      <style:text-properties officeooo:rsid="0030ff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pan text:style-name="T2">-std=C11</text:span> tells the compiler which C standard to use. The C standard we're using here is C11. That's a modern C standard.</text:p>
      <text:p text:style-name="P1"><text:span text:style-name="T2">-Wall</text:span> means to display all warnings. Sometimes the compiler registers a warning because it thinks you did something wrong, but it doesn't break the build command. So in theory, you could still built the executable, but it's safe to always look at these warnings and try to fix them because typically, there's an error in your program.</text:p>
      <text:p text:style-name="P1"><text:span text:style-name="T2">-fmax-errors</text:span><text:span text:style-name="T3">=10</text:span> tells the compiler well, after 10 errors, stop compiling and throwing more errors</text:p>
      <text:p text:style-name="P1">because I'll get overwhelmed.</text:p>
      <text:p text:style-name="P1"><text:span text:style-name="T2">-Wextra</text:span> means extra warnings that are not included yet in the w all will also be displayed.</text:p>
      <text:p text:style-name="P1"/>
      <text:p text:style-name="P1"><text:span text:style-name="T6">gcc</text:span> -<text:span text:style-name="T6">o</text:span> program program.<text:span text:style-name="T6">c</text:span> </text:p>
      <text:p text:style-name="P1"><text:span text:style-name="T6">gcc</text:span> program.<text:span text:style-name="T6">c</text:span> <text:span text:style-name="T1">will produce</text:span> a.out. That is actually <text:span text:style-name="T1">our</text:span> executable program. So <text:span text:style-name="T1">we</text:span> can call that ./a.out.</text:p>
      <text:p text:style-name="P1"/>
      <text:p text:style-name="P1">when <text:span text:style-name="T1">we</text:span> call <text:span text:style-name="T6">gcc</text:span>. The first thing that happens is the preprocessor is called, which means it's a simple textual replacement. For example, the contents of s<text:span text:style-name="T1">t</text:span>dio.h is found, which is a text file, and it's actually verbatim copied into your source code. There are other things that the preprocessor does, but we're not going to go into those details. Next, the source code is translated into machine language into a so-called <text:span text:style-name="T2">object file</text:span>. That object file in and of itself cannot be executed. But it is the binary computer readable version of your code.</text:p>
      <text:p text:style-name="P2"/>
      <text:p text:style-name="P2"><text:span text:style-name="T6">gcc -c -o program.c program.c : w</text:span>e now, in addition to that, give the compiler an option -c. This flag, -c, tells the compiler I only want to translate into machine language. I do not yet want to create an executable program. So when I run this GCC command, and now I type ls, there is a program.o and along with my program.c. But <text:span text:style-name="T2">I can't run that</text:span>. if I try to look at it, it is a bunch of gibberish. It is the machine language version of my program.</text:p>
      <text:p text:style-name="P1"/>
      <text:p text:style-name="P2">I need to invoke the linker. That is also invoked by simply typing <text:span text:style-name="T6">gcc</text:span>. So <text:span text:style-name="T6">gcc</text:span> is sort of a name for all kinds of things that are happening all at the same time. But I can separate them out. And this is important for separate compilation. I <text:span text:style-name="T2">want to specify the name of my output file</text:span>. This time, I want to create my program. And </text:p>
      <text:p text:style-name="P2"/>
      <text:p text:style-name="P2"><text:span text:style-name="T6">gcc</text:span> -<text:span text:style-name="T6">o program(executable) </text:span>program.o </text:p>
      <text:p text:style-name="P2"/>
      <text:p text:style-name="P2">I already have this object file.</text:p>
      <text:p text:style-name="P1"/>
      <text:p text:style-name="P1"/>
      <text:p text:style-name="P14">Creating and using a Makefile</text:p>
      <text:p text:style-name="P1"/>
      <text:p text:style-name="P1"/>
      <text:p text:style-name="P1"><text:span text:style-name="T7">H</text:span>ow to automate all of the necessary steps to build the final executable program from source code spread out over multiple files.</text:p>
      <text:p text:style-name="P1"/>
      <text:p text:style-name="P1">Now the purpose of a make file is to automate the building of executable programs. We had to compile program.c into an object file program.o. Then we had to separately compile weatherstats.c into weatherstats.o. And then we had to link those two together. So there were really three steps involved. And to have to type all these commands and the compiler flags was kind of annoying.</text:p>
      <text:p text:style-name="P1"/>
      <text:p text:style-name="P1"><text:span text:style-name="T8">We</text:span> <text:span text:style-name="T8">can </text:span>use the program Make-- it's called Make-- to do multiple things all at once. It'll do all of these compiling and linking steps for you. <text:span text:style-name="T9">The program Make</text:span>, which is a program that comes as <text:soft-page-break/>part of a Linux distribution, <text:span text:style-name="T9">reads instructions from a so-called Makefile</text:span> And so we're going to create such a file of instructions. </text:p>
      <text:p text:style-name="P1"/>
      <text:p text:style-name="P3">A Makefile has a very specific structure. And the name of the Makefile is also fixed. You can't name it anything else. Here's the fixed structure.</text:p>
      <text:p text:style-name="P1">I will first write this in English and then I'll give you an example.</text:p>
      <text:p text:style-name="P1"/>
      <text:p text:style-name="P1"><text:span text:style-name="T8">1: </text:span>First always comes a <text:span text:style-name="T9">target</text:span>. A target is what is to be produced. Then a colon, and then what is needed to do so, then a new line, <text:span text:style-name="T9">a tab-- very important</text:span>, you can't put spaces there, it has to be a tab-- and how to produce what you want to produce.</text:p>
      <text:p text:style-name="P1"/>
      <text:p text:style-name="P1"><text:span text:style-name="T11">Producing the executable is</text:span> my target.</text:p>
      <text:p text:style-name="P4"><text:span text:style-name="T14">Program</text:span><text:span text:style-name="T11">(executable): </text:span><text:span text:style-name="T13">file1.o</text:span><text:span text:style-name="T18"> </text:span><text:span text:style-name="T13">file2.o </text:span><text:span text:style-name="T19">: </text:span>I <text:span text:style-name="T18">need to</text:span> link <text:span text:style-name="T18">these two object files </text:span>together to create my <text:span text:style-name="T18">executable</text:span>.</text:p>
      <text:p text:style-name="P5"><text:span text:style-name="T14">Program</text:span><text:span text:style-name="T11">: </text:span><text:span text:style-name="T13">file1.o</text:span><text:span text:style-name="T18"> </text:span><text:span text:style-name="T13">file2.o</text:span></text:p>
      <text:p text:style-name="P25"><text:tab/>gcc -std=c11 -Wall -fmax-errors=10 -Wextra file1.o file2.o -o Program</text:p>
      <text:p text:style-name="P1"/>
      <text:p text:style-name="P1">My output file is <text:span text:style-name="T12">program</text:span>. So that's why the -o program here in the very end. And the two files that I want to <text:span text:style-name="T9">link together</text:span> are <text:span text:style-name="T12">program.o</text:span> and <text:span text:style-name="T12">weatherstats.o</text:span>. And we're done with this line.</text:p>
      <text:p text:style-name="P1"/>
      <text:p text:style-name="P6"><text:span text:style-name="T18">2 : </text:span>Now we need to also tell the Makefile well, how do you make <text:span text:style-name="T13">file1.o</text:span>. Well, <text:span text:style-name="T13">file1.o</text:span> depends on <text:span text:style-name="T13">file1.</text:span><text:span text:style-name="T15">c</text:span> as well as <text:span text:style-name="T15">file3.h</text:span>. It needs that h file. Because pound sign includes that h file. And how do I </text:p>
      <text:p text:style-name="P26"/>
      <text:p text:style-name="P6"><text:span text:style-name="T13">file1.o</text:span>: <text:s/><text:span text:style-name="T13">file1.</text:span><text:span text:style-name="T15">c <text:s/>file3.h</text:span></text:p>
      <text:p text:style-name="P6"><text:span text:style-name="T15"><text:tab/></text:span><text:span text:style-name="T13">gcc -std=c11 -Wall -fmax-errors=10 -Wextra -</text:span><text:span text:style-name="T15">c </text:span><text:span text:style-name="T13">file1.</text:span><text:span text:style-name="T15">c</text:span><text:span text:style-name="T13"> file</text:span><text:span text:style-name="T15">3</text:span><text:span text:style-name="T13">.</text:span><text:span text:style-name="T15">h</text:span><text:span text:style-name="T13"> -o </text:span><text:span text:style-name="T15">file1.o</text:span></text:p>
      <text:p text:style-name="P15"/>
      <text:p text:style-name="P15">3: create <text:s text:c="2"/><text:span text:style-name="T13">file2.o :</text:span></text:p>
      <text:p text:style-name="P26"/>
      <text:p text:style-name="P6"><text:span text:style-name="T13">file</text:span><text:span text:style-name="T15">2</text:span><text:span text:style-name="T13">.o</text:span>: <text:s/><text:span text:style-name="T13">file</text:span><text:span text:style-name="T15">2</text:span><text:span text:style-name="T13">.</text:span><text:span text:style-name="T15">c</text:span></text:p>
      <text:p text:style-name="P6"><text:span text:style-name="T15"><text:tab/></text:span><text:span text:style-name="T13">gcc -std=c11 -Wall -fmax-errors=10 -Wextra -</text:span><text:span text:style-name="T15">c </text:span><text:span text:style-name="T13">file</text:span><text:span text:style-name="T15">2</text:span><text:span text:style-name="T13">.</text:span><text:span text:style-name="T15">c</text:span><text:span text:style-name="T13"> -o </text:span><text:span text:style-name="T15">file2.o</text:span></text:p>
      <text:p text:style-name="P1"/>
      <text:p text:style-name="P1">I simply type Make here at the command prompt, the same thing happens as before. And it even echoes the GCC commands that were executed. So that's nice to see. All three commands were executed.</text:p>
      <text:p text:style-name="P1"/>
      <text:p text:style-name="P1">Now suppose I'm going to only make a little change <text:span text:style-name="T20">in file1.c. </text:span>And that's the only change I make.</text:p>
      <text:p text:style-name="P1">And the Make command is actually so smart it realizes that there's nothing to be done. It doesn't have to re-translate <text:span text:style-name="T20">other .o extension files</text:span>. There's nothing to be changed. So when I now type Make here at the command prompt, it only re-translates <text:span text:style-name="T20">file1</text:span>.c into <text:span text:style-name="T20">file1</text:span>.o and then runs the link command. Because otherwise, nothing has changed. Now if I type Make again without making any change, it tells me, there's nothing to make.</text:p>
      <text:p text:style-name="P1"/>
      <text:p text:style-name="P1">So Make automatically checks for dependencies and what things have changed. It only re-translates or re-links those files that actually have to be re-translated. So now you know about these very important Make files that actually allow the automation of the build process of an executable program.</text:p>
      <text:p text:style-name="P1"/>
      <text:p text:style-name="P16">More elaborate Makefile</text:p>
      <text:p text:style-name="P1"/>
      <text:p text:style-name="P1"/>
      <text:p text:style-name="P1"/>
      <text:p text:style-name="P1"/>
      <text:p text:style-name="P17"><text:soft-page-break/>Creating a static Library</text:p>
      <text:p text:style-name="P1"/>
      <text:p text:style-name="P19">Create your library</text:p>
      <text:p text:style-name="P1"/>
      <text:p text:style-name="P7">Libraries typically consist of a number of <text:span text:style-name="T2">object files</text:span> bundled together into an <text:span text:style-name="T2">archive with the extension .a</text:span> on Linux. </text:p>
      <text:p text:style-name="P7"/>
      <text:p text:style-name="P7">More precisely, this is how you create a so-called static library. </text:p>
      <text:p text:style-name="P7"/>
      <text:p text:style-name="P7"><text:span text:style-name="T21">1 : </text:span>You first compile the files containing the functions into object files, with the exception .o.</text:p>
      <text:p text:style-name="P7"/>
      <text:p text:style-name="P7"><text:span text:style-name="T21">2 :</text:span> <text:span text:style-name="T24">T</text:span>hen you bundle these object files together into one archive, and on Linux, that'll have the extension .a. </text:p>
      <text:p text:style-name="P7"/>
      <text:p text:style-name="P7"><text:span text:style-name="T21">3 : </text:span>Such libraries can then be linked to your source code containing your main function to create an executable program.</text:p>
      <text:p text:style-name="P7"/>
      <text:p text:style-name="P1">The linker will only extract those functions from the archive of object files that are necessary and used in your code.</text:p>
      <text:p text:style-name="P1"/>
      <text:p text:style-name="P8">Suppose we wanted to <text:span text:style-name="T2">create a weather library</text:span>. We should probably add more functionality and more .o files</text:p>
      <text:p text:style-name="P8"/>
      <text:p text:style-name="P8">weatherstats.c file <text:span text:style-name="T22">contains all the functions we use</text:span>., <text:span text:style-name="T22">and w</text:span>e also have a header file with headers for those functions.</text:p>
      <text:p text:style-name="P1"/>
      <text:p text:style-name="P1"><text:span text:style-name="T22">1 :</text:span> compile weatherstats.c into weatherstats.o.</text:p>
      <text:p text:style-name="P8"><text:tab/><text:span text:style-name="T16">gcc -c <text:s/>weatherstats.c -o <text:s/>weatherstats.o</text:span></text:p>
      <text:p text:style-name="P8"><text:span text:style-name="T22">2 : </text:span>To bundle together all the .o files that make up my library, I use the <text:span text:style-name="T12">ar</text:span> command as an archive, and it gets us parameters <text:span text:style-name="T2">r, c, and s</text:span>. </text:p>
      <text:p text:style-name="P8"/>
      <text:p text:style-name="P8">Those are standard parameters, I'll just very briefly mention what they stand for.</text:p>
      <text:p text:style-name="P1"><text:span text:style-name="T2">R</text:span> stands for <text:span text:style-name="T2">replace</text:span>, in case a certain .o file is already part of your library. You could replace it if you wanted to.</text:p>
      <text:p text:style-name="P8"><text:span text:style-name="T2">C</text:span> stands for creative, doesn't exist yet.</text:p>
      <text:p text:style-name="P8"><text:span text:style-name="T4">S</text:span> means create an index for faster access.</text:p>
      <text:p text:style-name="P1">We will always choose these parameters, they're very standard.</text:p>
      <text:p text:style-name="P1"/>
      <text:p text:style-name="P1">Next comes the name of the library that I wanted to create or modify. In libraries, typically start with the three letters lib, as in library, and I want my library to be named weather. And the extension is .a, as in a for this archive command.</text:p>
      <text:p text:style-name="P9"><text:tab/><text:span text:style-name="T16">ar rcs <text:s/></text:span><text:span text:style-name="T17">libweather.a </text:span><text:span text:style-name="T16">weatherstats.o</text:span></text:p>
      <text:p text:style-name="P1"/>
      <text:p text:style-name="P20">3 : I want to create the executable. I want to invoke the linker.</text:p>
      <text:p text:style-name="P9"><text:span text:style-name="T23"><text:tab/></text:span><text:span text:style-name="T16">gcc -</text:span><text:span text:style-name="T17">o</text:span><text:span text:style-name="T16"> </text:span><text:span text:style-name="T17">out</text:span><text:span text:style-name="T16"> program.o <text:s/></text:span><text:span text:style-name="T17">libweather.a</text:span></text:p>
      <text:p text:style-name="P1"/>
      <text:p text:style-name="P1"><text:span text:style-name="T23">S</text:span>imply type libweather.a right here, because the library happens to be located in the exact same directory where I find myself.</text:p>
      <text:p text:style-name="P1"/>
      <text:p text:style-name="P1"><text:span text:style-name="T23">D</text:span>ifferent way <text:span text:style-name="T24">for step 3.</text:span></text:p>
      <text:p text:style-name="P10"><text:tab/><text:span text:style-name="T12">gcc -o result program.o -L. -lweather</text:span></text:p>
      <text:p text:style-name="P27">(-L specifies the library’s directory, and . means the current directory )</text:p>
      <text:p text:style-name="P1"><text:soft-page-break/><text:span text:style-name="T24">T</text:span>here is another type of library, namely a so-called dynamic or shared library. What we have created so far, the <text:span text:style-name="T2">library with the extension .a</text:span>, is a so-called static library. Here are the main differences between a static and dynamic library in c.</text:p>
      <text:p text:style-name="P1"/>
      <text:p text:style-name="P1">In a <text:span text:style-name="T25">static library</text:span>, <text:span text:style-name="T2">the linker is responsible for finding all used library functions</text:span>, such as printf, or square root, or such functions, or functions from your own library. And then, to copy all of these into your executable file. So your executable file contains the actual binary code for all functions</text:p>
      <text:p text:style-name="P10">that it requires. </text:p>
      <text:p text:style-name="P10"/>
      <text:p text:style-name="P10"/>
      <table:table table:name="Table1" table:style-name="Table1">
        <table:table-column table:style-name="Table1.A"/>
        <table:table-column table:style-name="Table1.B"/>
        <table:table-row table:style-name="TableLine94339960231312">
          <table:table-cell table:style-name="Table1.A1" office:value-type="string">
            <text:p text:style-name="P18">static library</text:p>
          </table:table-cell>
          <table:table-cell table:style-name="Table1.B1" office:value-type="string">
            <text:p text:style-name="P18">dynamic library</text:p>
          </table:table-cell>
        </table:table-row>
        <table:table-row table:style-name="TableLine94339960396032">
          <table:table-cell table:style-name="Table1.A2" office:value-type="string">
            <text:p text:style-name="P11"><text:s/><text:span text:style-name="T5">T</text:span><text:span text:style-name="T2">he linker is responsible for finding all used library functions</text:span>, such as printf, or square root, or such functions, or functions from your own library. And then, to copy all of these into your executable file. So your executable file contains the actual binary code for all functions that it requires.</text:p>
          </table:table-cell>
          <table:table-cell table:style-name="Table1.B2" office:value-type="string">
            <text:p text:style-name="P11"><text:span text:style-name="T5">T</text:span><text:span text:style-name="T2">he linking happens dynamically at runtime through the operating system</text:span>. So every program that accesses the library uses the same copy of the library that sits somewhere else in memory, and is only accessed via a link by your code. So your executable code does not contain the actual binaries of the functions it uses, it only contains the names and links of those functions.</text:p>
          </table:table-cell>
        </table:table-row>
        <table:table-row table:style-name="TableLine94339960397424">
          <table:table-cell table:style-name="Table1.A2" office:value-type="string">
            <text:p text:style-name="P11">Static libraries typically have the <text:span text:style-name="T2">extension .a</text:span> in Linux, as in archive, or .lib under Windows.</text:p>
          </table:table-cell>
          <table:table-cell table:style-name="Table1.B2" office:value-type="string">
            <text:p text:style-name="P11">Dynamic libraries have the <text:span text:style-name="T2">extension .so</text:span> in Linux, as in shared object, or .dll, as in dynamic link library in Windows.</text:p>
          </table:table-cell>
        </table:table-row>
        <table:table-row table:style-name="TableLine94339960398064">
          <table:table-cell table:style-name="Table1.A2" office:value-type="string">
            <text:p text:style-name="P11">Since a statically linked library means that the actual function binary is copied into your executable, <text:span text:style-name="T2">the executable is automatically a larger file, needing more disk space, and also more space and main memory at runtime</text:span>.</text:p>
          </table:table-cell>
          <table:table-cell table:style-name="Table1.B2" office:value-type="string">
            <text:p text:style-name="P11"><text:span text:style-name="T26">D</text:span>ynamically linked library, the executable only contains the name of the library, or a link to the library. So that makes the files smaller. At runtime, the library is only in existence in one location in memory, and your program links to it.</text:p>
          </table:table-cell>
        </table:table-row>
        <table:table-row table:style-name="TableLine94339960398864">
          <table:table-cell table:style-name="Table1.A2" office:value-type="string">
            <text:p text:style-name="P12">if a library changes, in the static case, the executable does not automatically update. And so, it will keep using the old code, until it's being recompiled and relinked.</text:p>
          </table:table-cell>
          <table:table-cell table:style-name="Table1.B2" office:value-type="string">
            <text:p text:style-name="P13">In the dynamic case, if a library changes, the executable will automatically use the new library code. But if a library becomes incompatible with your code, so a library updated and updated and at some point, doesn't work with your code anymore.</text:p>
          </table:table-cell>
        </table:table-row>
        <table:table-row table:style-name="TableLine94339960399664">
          <table:table-cell table:style-name="Table1.A2" office:value-type="string">
            <text:p text:style-name="P13">One big advantage of <text:span text:style-name="T2">static libraries that the access is much faster</text:span> when it is statically linked into your executable program.</text:p>
          </table:table-cell>
          <table:table-cell table:style-name="Table1.B2" office:value-type="string">
            <text:p text:style-name="P13">Dynamic querying of symbols takes time, and so dynamic library access is slower.</text:p>
          </table:table-cell>
        </table:table-row>
        <table:table-row table:style-name="TableLine94339960400416">
          <table:table-cell table:style-name="Table1.A2" office:value-type="string">
            <text:p text:style-name="P21"/>
          </table:table-cell>
          <table:table-cell table:style-name="Table1.B2" office:value-type="string">
            <text:p text:style-name="P21"/>
          </table:table-cell>
        </table:table-row>
        <table:table-row table:style-name="TableLine94339960401216">
          <table:table-cell table:style-name="Table1.A2" office:value-type="string">
            <text:p text:style-name="P21"/>
          </table:table-cell>
          <table:table-cell table:style-name="Table1.B2" office:value-type="string">
            <text:p text:style-name="P21"/>
          </table:table-cell>
        </table:table-row>
      </table:table>
      <text:p text:style-name="P10"/>
      <text:p text:style-name="P10"/>
      <text:p text:style-name="P10"/>
      <text:p text:style-name="P10"/>
      <text:p text:style-name="P10"/>
      <text:p text:style-name="P10"/>
      <text:p text:style-name="P10"/>
      <text:p text:style-name="P10"/>
      <text:p text:style-name="P10"/>
      <text:p text:style-name="P10"/>
      <table:table table:name="Table2" table:style-name="Table2">
        <table:table-column table:style-name="Table2.A"/>
        <table:table-column table:style-name="Table2.B"/>
        <table:table-column table:style-name="Table2.C"/>
        <text:soft-page-break/>
        <table:table-row table:style-name="TableLine94339960402640">
          <table:table-cell table:style-name="Table2.A1" office:value-type="string">
            <text:p text:style-name="P22">Library</text:p>
          </table:table-cell>
          <table:table-cell table:style-name="Table2.A1" office:value-type="string">
            <text:p text:style-name="P23">static</text:p>
          </table:table-cell>
          <table:table-cell table:style-name="Table2.C1" office:value-type="string">
            <text:p text:style-name="P22">Dynamic</text:p>
          </table:table-cell>
        </table:table-row>
        <table:table-row table:style-name="TableLine94339960417232">
          <table:table-cell table:style-name="Table2.A2" office:value-type="string">
            <text:p text:style-name="P32">Compile library files</text:p>
          </table:table-cell>
          <table:table-cell table:style-name="Table2.A2" office:value-type="string">
            <text:p text:style-name="P33"><text:span text:style-name="T27">gcc -c part1.c -o part1.o</text:span></text:p>
            <text:p text:style-name="P32">gcc -c part1.c -o part1.o</text:p>
            <text:p text:style-name="P32">...</text:p>
          </table:table-cell>
          <table:table-cell table:style-name="Table2.C2" office:value-type="string">
            <text:p text:style-name="P33"><text:span text:style-name="T27">gcc -c </text:span><text:span text:style-name="T10">-fpic</text:span><text:span text:style-name="T27"> part1.c -o part1.o</text:span></text:p>
            <text:p text:style-name="P32">gcc -c <text:span text:style-name="T9">-fpic </text:span>part1.c -o part1.o</text:p>
            <text:p text:style-name="P32">...</text:p>
          </table:table-cell>
        </table:table-row>
        <table:table-row table:style-name="TableLine94339960419056">
          <table:table-cell table:style-name="Table2.A2" office:value-type="string">
            <text:p text:style-name="P32">Create library</text:p>
          </table:table-cell>
          <table:table-cell table:style-name="Table2.A2" office:value-type="string">
            <text:p text:style-name="P33"><text:span text:style-name="T10">ar rcs</text:span><text:span text:style-name="T27"> libmylib.</text:span><text:span text:style-name="T10">a</text:span><text:span text:style-name="T27"> part1.o <text:s/>part1.o ..</text:span></text:p>
          </table:table-cell>
          <table:table-cell table:style-name="Table2.C2" office:value-type="string">
            <text:p text:style-name="P33"><text:span text:style-name="T10">gcc -shared</text:span><text:span text:style-name="T27"> -</text:span><text:span text:style-name="T28">o </text:span><text:span text:style-name="T27">libmylib.</text:span><text:span text:style-name="T10">so</text:span><text:span text:style-name="T27"> part1.o <text:s/>part1.o ..</text:span></text:p>
          </table:table-cell>
        </table:table-row>
        <table:table-row table:style-name="TableLine94339960419856">
          <table:table-cell table:style-name="Table2.A2" office:value-type="string">
            <text:p text:style-name="P32">Compile the main program</text:p>
          </table:table-cell>
          <table:table-cell table:style-name="Table2.A2" office:value-type="string">
            <text:p text:style-name="P33"><text:span text:style-name="T27">gcc -c program.c -o program.o</text:span></text:p>
          </table:table-cell>
          <table:table-cell table:style-name="Table2.C2" office:value-type="string">
            <text:p text:style-name="P33"><text:span text:style-name="T27">gcc -c program.c -o program.o</text:span></text:p>
          </table:table-cell>
        </table:table-row>
        <table:table-row table:style-name="TableLine94339960420704">
          <table:table-cell table:style-name="Table2.A2" office:value-type="string">
            <text:p text:style-name="P32">Link library to main program</text:p>
          </table:table-cell>
          <table:table-cell table:style-name="Table2.A2" office:value-type="string">
            <text:p text:style-name="P33"><text:span text:style-name="T27">gcc -o program program.o -L. -lmylib</text:span></text:p>
          </table:table-cell>
          <table:table-cell table:style-name="Table2.C2" office:value-type="string">
            <text:p text:style-name="P33"><text:span text:style-name="T27">gcc -o program program.o -L. -lmylib</text:span></text:p>
            <text:p text:style-name="P32">add the library pass to <text:s/>environment variable:</text:p>
            <text:p text:style-name="P34">export LD_LIBRARY_PATH=$PWD:LD_LIBRARY_PATH</text:p>
          </table:table-cell>
        </table:table-row>
      </table:table>
      <text:p text:style-name="P1"/>
      <text:p text:style-name="P1"/>
      <text:p text:style-name="P1"/>
      <text:p text:style-name="P19">Modify your library</text:p>
      <text:p text:style-name="P1"/>
      <text:p text:style-name="P1"/>
      <text:p text:style-name="P36">Update library:</text:p>
      <text:p text:style-name="P24">ar rcs libweather.a weatherio.o weatherstats.o</text:p>
      <text:p text:style-name="P35">link program:</text:p>
      <text:p text:style-name="P24">gcc -std=c11 -Wall -fmax-errors=10 -Wextra -o program program.o -L. -lweather</text:p>
      <text:p text:style-name="P1"/>
      <text:p text:style-name="P1"/>
      <text:p text:style-name="P19">Ultimate makefile</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4T20:11:56.216150545</meta:creation-date>
    <dc:date>2021-12-05T20:25:40.021188517</dc:date>
    <meta:editing-duration>PT3H15M36S</meta:editing-duration>
    <meta:editing-cycles>5</meta:editing-cycles>
    <meta:generator>LibreOffice/6.4.7.2$Linux_X86_64 LibreOffice_project/40$Build-2</meta:generator>
    <meta:document-statistic meta:table-count="2" meta:image-count="0" meta:object-count="0" meta:page-count="5" meta:paragraph-count="103" meta:word-count="1880" meta:character-count="10824" meta:non-whitespace-character-count="9017"/>
  </office:meta>
</office:document-meta>
</file>